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writing-mode="lr-tb"/>
    </style:style>
    <style:style style:name="P2" style:family="paragraph" style:parent-style-name="Text_20_body">
      <style:paragraph-properties fo:text-align="start" style:justify-single-word="false" style:writing-mode="lr-tb"/>
      <style:text-properties officeooo:paragraph-rsid="001fad49"/>
    </style:style>
    <style:style style:name="P3" style:family="paragraph" style:parent-style-name="Text_20_body">
      <style:paragraph-properties fo:text-align="start" style:justify-single-word="false" style:writing-mode="lr-tb"/>
      <style:text-properties fo:font-weight="bold" style:font-weight-asian="bold" style:font-weight-complex="bold"/>
    </style:style>
    <style:style style:name="T1" style:family="text">
      <style:text-properties officeooo:rsid="001fad49"/>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yui_3_17_2_1_1695308288637_181"/>¿Cuál es la diferencia de colocar un script en el head o en el body?</text:p>
      <text:p text:style-name="P2"><text:span text:style-name="T1"><text:tab/>Si el proyecto es nuestro y esta en una ruta local, lo mas apropiado es ponerlo en el body, pero si es un script importado de otra librería deberá colocarle en el head, ya que de haber un problema en la librería importada comprometería también la integridad de nuestro proyecto.</text:span></text:p>
      <text:p text:style-name="P1"><text:span text:style-name="T2">¿En que lugar del body se debe colocar? ¿al principio o al final del body? Razona las respuestas</text:span></text:p>
      <text:p text:style-name="Standard"><text:tab/><text:span text:style-name="T1">Los scripts de colocan al final de body para que de esta forma pinte mas rápido el HTML</text:span><text:span text:style-name="T1"> dejando para el final el código javascrip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6:59:43.924867259</meta:creation-date>
    <dc:date>2023-09-21T17:10:12.734465611</dc:date>
    <meta:editing-duration>PT10M29S</meta:editing-duration>
    <meta:editing-cycles>1</meta:editing-cycles>
    <meta:document-statistic meta:table-count="0" meta:image-count="0" meta:object-count="0" meta:page-count="1" meta:paragraph-count="4" meta:word-count="108" meta:character-count="575" meta:non-whitespace-character-count="469"/>
    <meta:generator>LibreOffice/7.4.7.2$Linux_X86_64 LibreOffice_project/40$Build-2</meta:generator>
  </office:meta>
</office:document-meta>
</file>